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officeooo:rsid="000a2c70" officeooo:paragraph-rsid="000a2c70"/>
    </style:style>
    <style:style style:name="P5" style:family="paragraph" style:parent-style-name="Standard" style:list-style-name="L2">
      <style:text-properties officeooo:rsid="000a2c70" officeooo:paragraph-rsid="000a2c70"/>
    </style:style>
    <style:style style:name="P6" style:family="paragraph" style:parent-style-name="Standard" style:list-style-name="L2">
      <style:text-properties officeooo:paragraph-rsid="000a2c70"/>
    </style:style>
    <style:style style:name="P7" style:family="paragraph" style:parent-style-name="Standard" style:list-style-name="L2">
      <style:text-properties officeooo:paragraph-rsid="00148a26"/>
    </style:style>
    <style:style style:name="P8" style:family="paragraph" style:parent-style-name="Standard" style:list-style-name="L2">
      <style:text-properties officeooo:paragraph-rsid="00135054"/>
    </style:style>
    <style:style style:name="P9" style:family="paragraph" style:parent-style-name="Standard" style:list-style-name="L2">
      <style:text-properties officeooo:paragraph-rsid="0064b4ee"/>
    </style:style>
    <style:style style:name="P10" style:family="paragraph" style:parent-style-name="Standard" style:list-style-name="L2">
      <style:text-properties officeooo:paragraph-rsid="004eaf64"/>
    </style:style>
    <style:style style:name="P11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2" style:family="paragraph" style:parent-style-name="Standard" style:list-style-name="L2">
      <style:text-properties officeooo:rsid="002a09ec" officeooo:paragraph-rsid="002a09ec"/>
    </style:style>
    <style:style style:name="P13" style:family="paragraph" style:parent-style-name="Standard" style:list-style-name="L2">
      <style:text-properties officeooo:rsid="000b9671" officeooo:paragraph-rsid="000b9671"/>
    </style:style>
    <style:style style:name="P14" style:family="paragraph" style:parent-style-name="Standard" style:list-style-name="L4">
      <style:text-properties officeooo:rsid="000b9671" officeooo:paragraph-rsid="000b9671"/>
    </style:style>
    <style:style style:name="P15" style:family="paragraph" style:parent-style-name="Standard" style:list-style-name="L2">
      <style:text-properties officeooo:rsid="0011600d" officeooo:paragraph-rsid="0011600d"/>
    </style:style>
    <style:style style:name="P16" style:family="paragraph" style:parent-style-name="Standard" style:list-style-name="L2">
      <style:text-properties officeooo:rsid="004422d6" officeooo:paragraph-rsid="004422d6"/>
    </style:style>
    <style:style style:name="P17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style:text-underline-style="none" fo:font-weight="normal" officeooo:rsid="0047c959" officeooo:paragraph-rsid="0064b4ee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style:text-underline-style="none" fo:font-weight="normal" officeooo:rsid="004c1ea9" officeooo:paragraph-rsid="0064b4ee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officeooo:rsid="0047c959" officeooo:paragraph-rsid="0047c959"/>
    </style:style>
    <style:style style:name="P22" style:family="paragraph" style:parent-style-name="Standard" style:list-style-name="L2">
      <style:text-properties officeooo:rsid="0033751e" officeooo:paragraph-rsid="0033751e"/>
    </style:style>
    <style:style style:name="P23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4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25" style:family="paragraph" style:parent-style-name="Standard" style:list-style-name="L2">
      <style:text-properties fo:font-weight="bold" officeooo:rsid="006af09a" officeooo:paragraph-rsid="006af09a" style:font-weight-asian="bold" style:font-weight-complex="bold"/>
    </style:style>
    <style:style style:name="P26" style:family="paragraph" style:parent-style-name="Standard" style:list-style-name="L2">
      <style:text-properties officeooo:rsid="004eaf64" officeooo:paragraph-rsid="004eaf64"/>
    </style:style>
    <style:style style:name="P27" style:family="paragraph" style:parent-style-name="Standard" style:list-style-name="L2">
      <style:text-properties officeooo:rsid="00531e9c" officeooo:paragraph-rsid="00531e9c"/>
    </style:style>
    <style:style style:name="P28" style:family="paragraph" style:parent-style-name="Standard" style:list-style-name="L2">
      <style:text-properties officeooo:rsid="006af09a" officeooo:paragraph-rsid="006af09a"/>
    </style:style>
    <style:style style:name="P29" style:family="paragraph" style:parent-style-name="Standard" style:list-style-name="L2">
      <style:text-properties officeooo:rsid="0067a013" officeooo:paragraph-rsid="0067a013"/>
    </style:style>
    <style:style style:name="P30" style:family="paragraph" style:parent-style-name="Standard" style:list-style-name="L3">
      <style:text-properties fo:color="#800000" loext:opacity="100%" fo:font-size="13pt" fo:font-weight="bold" officeooo:rsid="000b9671" officeooo:paragraph-rsid="000fa6e3" style:font-size-asian="13pt" style:font-weight-asian="bold" style:font-size-complex="13pt" style:font-weight-complex="bold"/>
    </style:style>
    <style:style style:name="P31" style:family="paragraph" style:parent-style-name="Standard" style:list-style-name="L2">
      <style:text-properties officeooo:rsid="0070f89b" officeooo:paragraph-rsid="0070f89b"/>
    </style:style>
    <style:style style:name="P32" style:family="paragraph" style:parent-style-name="Standard" style:list-style-name="L2">
      <style:text-properties officeooo:rsid="00727e36" officeooo:paragraph-rsid="00727e36"/>
    </style:style>
    <style:style style:name="T1" style:family="text">
      <style:text-properties officeooo:rsid="000a2c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c70" style:font-weight-asian="bold" style:font-weight-complex="bold"/>
    </style:style>
    <style:style style:name="T4" style:family="text">
      <style:text-properties fo:font-weight="bold" officeooo:rsid="002a09ec" style:font-weight-asian="bold" style:font-weight-complex="bold"/>
    </style:style>
    <style:style style:name="T5" style:family="text">
      <style:text-properties fo:font-weight="bold" officeooo:rsid="000fa6e3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4" style:family="text"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800000" loext:opacity="100%" fo:font-size="14pt" fo:font-weight="bold" officeooo:rsid="000ee0a4" style:font-size-asian="14pt" style:font-weight-asian="bold" style:font-size-complex="14pt" style:font-weight-complex="bold"/>
    </style:style>
    <style:style style:name="T16" style:family="text">
      <style:text-properties officeooo:rsid="0011600d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95029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29" style:family="text">
      <style:text-properties officeooo:rsid="002a09e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a09ec" style:font-weight-asian="normal" style:font-weight-complex="normal"/>
    </style:style>
    <style:style style:name="T32" style:family="text">
      <style:text-properties fo:font-weight="normal" officeooo:rsid="0069cc22" style:font-weight-asian="normal" style:font-weight-complex="normal"/>
    </style:style>
    <style:style style:name="T33" style:family="text">
      <style:text-properties fo:font-weight="normal" officeooo:rsid="006d25d7" style:font-weight-asian="normal" style:font-weight-complex="normal"/>
    </style:style>
    <style:style style:name="T34" style:family="text">
      <style:text-properties fo:font-weight="normal" officeooo:rsid="006f009a" style:font-weight-asian="normal" style:font-weight-complex="normal"/>
    </style:style>
    <style:style style:name="T35" style:family="text">
      <style:text-properties officeooo:rsid="00429c18"/>
    </style:style>
    <style:style style:name="T36" style:family="text">
      <style:text-properties officeooo:rsid="00429d5a"/>
    </style:style>
    <style:style style:name="T37" style:family="text">
      <style:text-properties officeooo:rsid="000fa6e3"/>
    </style:style>
    <style:style style:name="T38" style:family="text">
      <style:text-properties officeooo:rsid="00695029"/>
    </style:style>
    <style:style style:name="T39" style:family="text">
      <style:text-properties officeooo:rsid="006d25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LAVORO RETI NEURALI:</text:p>
      <text:p text:style-name="P1"/>
      <text:list xml:id="list2238129114" text:style-name="L1">
        <text:list-item>
          <text:p text:style-name="P4"><text:span text:style-name="T14">Usare il modulo digraph.</text:span><text:span text:style-name="T15">erl</text:span><text:span text:style-name="T14"> per il genotipo:</text:span></text:p>
        </text:list-item>
      </text:list>
      <text:list xml:id="list1467456301" text:style-name="L2">
        <text:list-item>
          <text:list>
            <text:list-item>
              <text:p text:style-name="P6"><text:span text:style-name="T1">Modularizzare </text:span><text:span text:style-name="T3">genotype.erl</text:span><text:span text:style-name="T1"> e </text:span><text:span text:style-name="T3">phenotype.erl</text:span><text:span text:style-name="T1">:FATTO</text:span></text:p>
              <text:list>
                <text:list-item>
                  <text:list>
                    <text:list-item>
                      <text:p text:style-name="P11"><text:span text:style-name="T1">L</text:span>avorano su un grafo.</text:p>
                    </text:list-item>
                    <text:list-item>
                      <text:p text:style-name="P12"><text:span text:style-name="T3">P</text:span><text:span text:style-name="T2">henotype.erl </text:span><text:span text:style-name="T30">può mandare un messaggio/eseguire azione sugli elementi del fenotipo.(vedi </text:span><text:span text:style-name="T8">backup_weights</text:span><text:span text:style-name="T30"> ecc..), sarebbe un </text:span><text:span text:style-name="T12">update/</text:span><text:span text:style-name="T13">set</text:span><text:span text:style-name="T30">.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31">Inserire in</text:span><text:span text:style-name="T4"> nn_service.erl </text:span><text:span text:style-name="T31">la</text:span> mappa<text:span text:style-name="T29">tura tra</text:span> genotipo e fenotipo: <text:span text:style-name="T36">FATTO</text:span></text:p>
              <text:list>
                <text:list-item>
                  <text:list>
                    <text:list-item>
                      <text:p text:style-name="P13">Sa in base al tipo della rete(rnn, som, ecc), come mappare.</text:p>
                    </text:list-item>
                    <text:list-item>
                      <text:p text:style-name="P15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5"><text:span text:style-name="T6">Da genotipo a fenotipo</text:span>: <text:span text:style-name="T35">FATTO</text:span></text:p>
                              <text:list>
                                <text:list-item>
                                  <text:p text:style-name="P15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7"><text:span text:style-name="T16">In </text:span><text:span text:style-name="T27">neuron.erl, sensor.erl, actuator.erl e cortex.erl</text:span><text:span text:style-name="T16"> aggiungere funzioni </text:span><text:span text:style-name="T7">get,set</text:span><text:span text:style-name="T16"> di archi che opera sul record del rispettivo fenotipo(ex: per </text:span><text:span text:style-name="T9">neuron_pheno </text:span><text:span text:style-name="T20">va sui</text:span><text:span text:style-name="T11"> </text:span><text:span text:style-name="T19">campi</text:span><text:span text:style-name="T10"> faninsWeight, fanouts, roInsWeights, roouts</text:span><text:span text:style-name="T19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17">Da fenotipo a genotipo</text:span><text:span text:style-name="T19">: </text:span><text:span text:style-name="T21">FATTO</text:span></text:p>
                              <text:list>
                                <text:list-item>
                                  <text:p text:style-name="P16"><text:span text:style-name="T19">S</text:span><text:span text:style-name="T18">imile a sopra.</text:span></text:p>
                                </text:list-item>
                                <text:list-item>
                                  <text:p text:style-name="P17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17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1"><text:span text:style-name="T18">I fenotipi </text:span><text:span text:style-name="T28">Actuator,</text:span><text:span text:style-name="T22"> </text:span><text:span text:style-name="T28">Cortex</text:span><text:span text:style-name="T22">, </text:span><text:span text:style-name="T28">Sensor</text:span><text:span text:style-name="T22">, </text:span><text:span text:style-name="T28">Neuron</text:span><text:span text:style-name="T22"> e </text:span><text:span text:style-name="T28">Neuron_som</text:span><text:span text:style-name="T22"> </text:span><text:span text:style-name="T18">devo implementare le seguenti </text:span><text:span text:style-name="T8">call</text:span><text:span text:style-name="T18">:</text:span></text:p>
                                  <text:list>
                                    <text:list-item>
                                      <text:p text:style-name="P18">get</text:p>
                                    </text:list-item>
                                    <text:list-item>
                                      <text:p text:style-name="P18">{update, Label} :specifica per fenotipo</text:p>
                                    </text:list-item>
                                    <text:list-item>
                                      <text:p text:style-name="P18">{add_synapse, Label}</text:p>
                                    </text:list-item>
                                    <text:list-item>
                                      <text:p text:style-name="P18">{delete_synapse, Id}</text:p>
                                    </text:list-item>
                                    <text:list-item>
                                      <text:p text:style-name="P19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24"><text:s/></text:span><text:span text:style-name="T22">Effettuare i test su genotipo, fenotipo e mappatura: </text:span><text:span text:style-name="T26">FATTO</text:span></text:p>
              <text:list>
                <text:list-item>
                  <text:p text:style-name="P20">Testare singole api genotype.erl. <text:span text:style-name="T38">fatto</text:span></text:p>
                </text:list-item>
                <text:list-item>
                  <text:p text:style-name="P20">Testare singole api phenotype.erl. <text:span text:style-name="T38">fatto</text:span></text:p>
                </text:list-item>
                <text:list-item>
                  <text:p text:style-name="P9"><text:span text:style-name="T23">Testare mappatura </text:span><text:span text:style-name="T25">tra genotipo e fenotipo</text:span><text:span text:style-name="T23">. </text:span><text:span text:style-name="T26">fatto</text:span></text:p>
                </text:list-item>
              </text:list>
            </text:list-item>
          </text:list>
        </text:list-item>
      </text:list>
      <text:p text:style-name="P3"/>
      <text:list xml:id="list170503808449878" text:continue-numbering="true" text:style-name="L2">
        <text:list-item>
          <text:list>
            <text:list-item>
              <text:p text:style-name="P22">Moduli da modificare in funzione dell’uso del digraph:</text:p>
              <text:list>
                <text:list-item>
                  <text:p text:style-name="P23">Trainer.erl.</text:p>
                </text:list-item>
                <text:list-item>
                  <text:p text:style-name="P23">Genotype_mutator.erl.</text:p>
                </text:list-item>
                <text:list-item>
                  <text:p text:style-name="P24">Agent.erl: <text:span text:style-name="T34">FATTO</text:span></text:p>
                  <text:list>
                    <text:list-item>
                      <text:p text:style-name="P26"><text:span text:style-name="T30">Get e set del </text:span><text:span text:style-name="T32">f</text:span><text:span text:style-name="T30">enotipo</text:span><text:span text:style-name="T2">.</text:span></text:p>
                    </text:list-item>
                    <text:list-item>
                      <text:p text:style-name="P10"><text:span text:style-name="T5"><text:s/></text:span><text:span text:style-name="T37">funzioni di salvataggio e caricamento rete.</text:span></text:p>
                    </text:list-item>
                  </text:list>
                </text:list-item>
                <text:list-item>
                  <text:p text:style-name="P27"><text:span text:style-name="T2">Plasticity.erl</text:span>: <text:span text:style-name="T39">FATTO</text:span></text:p>
                  <text:list>
                    <text:list-item>
                      <text:p text:style-name="P27">Aggiornare con la nuova struttura dei pesi del neurone</text:p>
                    </text:list-item>
                  </text:list>
                </text:list-item>
                <text:list-item>
                  <text:p text:style-name="P25">Population_monitor.erl: <text:span text:style-name="T33">FATTO</text:span></text:p>
                  <text:list>
                    <text:list-item>
                      <text:p text:style-name="P28">Viene momentaneamente sospeso.</text:p>
                    </text:list-item>
                  </text:list>
                </text:list-item>
              </text:list>
            </text:list-item>
            <text:list-item>
              <text:p text:style-name="P29">Testare i moduli modificati</text:p>
            </text:list-item>
          </text:list>
        </text:list-item>
        <text:list-item>
          <text:p text:style-name="P31">In phenotype.erl:</text:p>
          <text:list>
            <text:list-item>
              <text:p text:style-name="P31">Aggiungere le seguenti funzioni:</text:p>
              <text:list>
                <text:list-item>
                  <text:p text:style-name="P31"><text:span text:style-name="T2">get_elements_ids</text:span> → ritorna gli id di tutti i nodi</text:p>
                </text:list-item>
                <text:list-item>
                  <text:p text:style-name="P31"><text:span text:style-name="T2">get_synapses_ids</text:span> → ritorna gli id di tutti gli archi</text:p>
                </text:list-item>
                <text:list-item>
                  <text:p text:style-name="P32"><text:span text:style-name="T2">update_element_phenotype</text:span> → aggiorna il fenotipo di un elemento</text:p>
                </text:list-item>
                <text:list-item>
                  <text:p text:style-name="P32"><text:span text:style-name="T2">update_synapse_phenotype</text:span> → aggiorna il fenotipe di una sinapsi.</text:p>
                </text:list-item>
              </text:list>
            </text:list-item>
          </text:list>
        </text:list-item>
      </text:list>
      <text:list xml:id="list1726984880" text:style-name="L3">
        <text:list-header>
          <text:p text:style-name="P30"/>
        </text:list-header>
      </text:list>
      <text:list xml:id="list1364584172" text:style-name="L4">
        <text:list-header>
          <text:p text:style-name="P14"><text:soft-pag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5:40:55.662784137</meta:creation-date>
    <dc:date>2022-06-05T17:05:03.180062779</dc:date>
    <meta:editing-duration>P1DT29M35S</meta:editing-duration>
    <meta:editing-cycles>90</meta:editing-cycles>
    <meta:generator>LibreOffice/7.0.4.2$Linux_X86_64 LibreOffice_project/00$Build-2</meta:generator>
    <meta:document-statistic meta:table-count="0" meta:image-count="0" meta:object-count="0" meta:page-count="2" meta:paragraph-count="44" meta:word-count="319" meta:character-count="2043" meta:non-whitespace-character-count="1807"/>
  </office:meta>
</office:document-meta>
</file>